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S</text:p>
          </table:table-cell>
          <table:table-cell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ell_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ongating spermati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rmati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rmatocy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rmatogon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rmatocytes / Germ ce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rmatogoni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rmatocytes / Spermatogoni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rmatogonial Pachyte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rmatogoni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ermatocy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oid cells / tissue resident macroph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ermatogoni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ermatocytes / Spermatogoni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rmatogoni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omal cells / Fibroblas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dothelial</text:p>
          </table:table-cell>
        </table:table-row>
        <table:table-row table:style-name="ro1">
          <table:table-cell office:value-type="string" calcext:value-type="string">
            <text:p>OLFACTORY</text:p>
          </table:table-cell>
          <table:table-cell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ell_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D8+ effector memory T 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broblas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dothelial cel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izontal basal ce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stentacular cel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stentacular (luminal) cel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ooth muscle cel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broblas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wman’s gland cell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sma cel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ature olfactory sensory neuron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t cell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liated cell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wann cel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llicular B cel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ural killer cell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liated cel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dothelial c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0:43:42.207101767</meta:creation-date>
    <dc:date>2025-12-20T00:50:41.576690782</dc:date>
    <meta:editing-duration>PT6M59S</meta:editing-duration>
    <meta:editing-cycles>2</meta:editing-cycles>
    <meta:generator>LibreOffice/24.2.7.2$Linux_X86_64 LibreOffice_project/420$Build-2</meta:generator>
    <meta:document-statistic meta:table-count="1" meta:cell-count="76" meta:object-count="0"/>
  </office:meta>
</office:document-meta>
</file>